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Book Antiqua" svg:font-family="'Book Antiqua'" style:font-adornments="Normal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adornments="Negrit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2" style:family="table">
      <style:table-properties style:width="6.6924in" table:align="margins"/>
    </style:style>
    <style:style style:name="Table2.A" style:family="table-column">
      <style:table-column-properties style:column-width="4.6042in" style:rel-column-width="45086*"/>
    </style:style>
    <style:style style:name="Table2.B" style:family="table-column">
      <style:table-column-properties style:column-width="2.0882in" style:rel-column-width="20449*"/>
    </style:style>
    <style:style style:name="Table2.A1" style:family="table-cell">
      <style:table-cell-properties fo:padding="0.0382in" fo:border="none"/>
    </style:style>
    <style:style style:name="Table1" style:family="table" style:master-page-name="">
      <style:table-properties style:width="6.6924in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1.A" style:family="table-column">
      <style:table-column-properties style:column-width="2.684in" style:rel-column-width="3865*"/>
    </style:style>
    <style:style style:name="Table1.B" style:family="table-column">
      <style:table-column-properties style:column-width="1.7792in" style:rel-column-width="2562*"/>
    </style:style>
    <style:style style:name="Table1.C" style:family="table-column">
      <style:table-column-properties style:column-width="2.2292in" style:rel-column-width="3210*"/>
    </style:style>
    <style:style style:name="Table1.A1" style:family="table-cell">
      <style:table-cell-properties fo:padding="0.0382in" fo:border="none"/>
    </style:style>
    <style:style style:name="Table1.3" style:family="table-row">
      <style:table-row-properties fo:background-color="transparent" style:keep-together="true" fo:keep-together="auto">
        <style:background-image/>
      </style:table-row-properties>
    </style:style>
    <style:style style:name="Table1.A3" style:family="table-cell">
      <style:table-cell-properties style:vertical-align="" fo:background-color="transparent" fo:padding="0.0382in" fo:border="none" style:writing-mode="page">
        <style:background-image/>
      </style:table-cell-properties>
    </style:style>
    <style:style style:name="Table3" style:family="table">
      <style:table-properties style:width="6.6924in" table:align="margins"/>
    </style:style>
    <style:style style:name="Table3.A" style:family="table-column">
      <style:table-column-properties style:column-width="1.5729in" style:rel-column-width="15402*"/>
    </style:style>
    <style:style style:name="Table3.B" style:family="table-column">
      <style:table-column-properties style:column-width="2.1563in" style:rel-column-width="21115*"/>
    </style:style>
    <style:style style:name="Table3.C" style:family="table-column">
      <style:table-column-properties style:column-width="2.9632in" style:rel-column-width="29018*"/>
    </style:style>
    <style:style style:name="Table3.A1" style:family="table-cell">
      <style:table-cell-properties fo:padding="0.0382in" fo:border="none"/>
    </style:style>
    <style:style style:name="P1" style:family="paragraph" style:parent-style-name="Text_20_body">
      <style:text-properties fo:language="es" fo:country="ES" fo:font-weight="bold" style:font-weight-asian="bold" style:font-weight-complex="bold"/>
    </style:style>
    <style:style style:name="P2" style:family="paragraph" style:parent-style-name="Text_20_body">
      <style:text-properties fo:language="es" fo:country="ES" officeooo:rsid="0011ea0f"/>
    </style:style>
    <style:style style:name="P3" style:family="paragraph" style:parent-style-name="Text_20_body">
      <style:text-properties fo:language="es" fo:country="ES" officeooo:paragraph-rsid="001b325a"/>
    </style:style>
    <style:style style:name="P4" style:family="paragraph" style:parent-style-name="Text_20_body">
      <style:text-properties fo:language="es" fo:country="ES" fo:font-style="normal" officeooo:rsid="001a9d5e" officeooo:paragraph-rsid="001a9d5e" style:font-style-asian="normal" style:font-style-complex="normal"/>
    </style:style>
    <style:style style:name="P5" style:family="paragraph" style:parent-style-name="Text_20_body">
      <style:text-properties fo:language="es" fo:country="ES" fo:font-weight="normal" officeooo:rsid="001a9d5e" officeooo:paragraph-rsid="001a9d5e" style:font-weight-asian="normal" style:font-weight-complex="normal"/>
    </style:style>
    <style:style style:name="P6" style:family="paragraph" style:parent-style-name="Text_20_body">
      <style:text-properties style:font-name="Book Antiqua" fo:font-size="9pt" fo:language="es" fo:country="ES" fo:font-style="normal" officeooo:rsid="001a9d5e" officeooo:paragraph-rsid="001a9d5e" style:font-style-asian="normal" style:font-style-complex="normal"/>
    </style:style>
    <style:style style:name="P7" style:family="paragraph" style:parent-style-name="Text_20_body">
      <style:text-properties fo:font-style="normal" officeooo:rsid="001a9d5e" style:font-style-asian="normal" style:font-style-complex="normal"/>
    </style:style>
    <style:style style:name="P8" style:family="paragraph" style:parent-style-name="Heading">
      <style:paragraph-properties fo:text-align="end" style:justify-single-word="false"/>
      <style:text-properties fo:language="es" fo:country="ES"/>
    </style:style>
    <style:style style:name="P9" style:family="paragraph" style:parent-style-name="Table_20_Heading">
      <style:text-properties fo:language="es" fo:country="ES"/>
    </style:style>
    <style:style style:name="P10" style:family="paragraph" style:parent-style-name="Table_20_Heading">
      <style:paragraph-properties fo:text-align="center" style:justify-single-word="false"/>
      <style:text-properties fo:language="es" fo:country="ES"/>
    </style:style>
    <style:style style:name="P11" style:family="paragraph" style:parent-style-name="Table_20_Heading">
      <style:paragraph-properties fo:text-align="end" style:justify-single-word="false"/>
      <style:text-properties fo:language="es" fo:country="ES"/>
    </style:style>
    <style:style style:name="P12" style:family="paragraph" style:parent-style-name="Table_20_Heading">
      <style:paragraph-properties fo:text-align="start" style:justify-single-word="false"/>
      <style:text-properties fo:language="es" fo:country="ES" officeooo:rsid="001a9d5e" officeooo:paragraph-rsid="001a9d5e"/>
    </style:style>
    <style:style style:name="P13" style:family="paragraph" style:parent-style-name="Table_20_Heading">
      <style:paragraph-properties fo:text-align="end" style:justify-single-word="false"/>
      <style:text-properties fo:language="es" fo:country="ES" officeooo:rsid="001a9d5e" officeooo:paragraph-rsid="001a9d5e"/>
    </style:style>
    <style:style style:name="P14" style:family="paragraph" style:parent-style-name="Table_20_Heading">
      <style:paragraph-properties fo:text-align="start" style:justify-single-word="false"/>
      <style:text-properties fo:font-style="normal" officeooo:rsid="001a9d5e" style:font-style-asian="normal" style:font-style-complex="normal"/>
    </style:style>
    <style:style style:name="P15" style:family="paragraph" style:parent-style-name="Table_20_Heading">
      <style:paragraph-properties fo:text-align="start" style:justify-single-word="false"/>
      <style:text-properties fo:font-style="normal" officeooo:rsid="001a9d5e" officeooo:paragraph-rsid="001a9d5e" style:font-style-asian="normal" style:font-style-complex="normal"/>
    </style:style>
    <style:style style:name="P16" style:family="paragraph" style:parent-style-name="Contact_20_Info">
      <style:paragraph-properties fo:text-align="end" style:justify-single-word="false">
        <style:tab-stops/>
      </style:paragraph-properties>
      <style:text-properties fo:language="es" fo:country="ES" officeooo:rsid="0013f0e7" officeooo:paragraph-rsid="0019dcc7"/>
    </style:style>
    <style:style style:name="P17" style:family="paragraph" style:parent-style-name="Contact_20_Info">
      <style:text-properties fo:language="es" fo:country="ES" fo:font-weight="bold" officeooo:paragraph-rsid="0019dcc7" style:font-weight-asian="bold" style:font-weight-complex="bold"/>
    </style:style>
    <style:style style:name="P18" style:family="paragraph" style:parent-style-name="Contact_20_Info">
      <style:text-properties fo:language="es" fo:country="ES" fo:font-weight="bold" officeooo:rsid="0019dcc7" officeooo:paragraph-rsid="0019dcc7" style:font-weight-asian="bold" style:font-weight-complex="bold"/>
    </style:style>
    <style:style style:name="P19" style:family="paragraph" style:parent-style-name="Contact_20_Info">
      <style:text-properties fo:language="es" fo:country="ES" officeooo:rsid="0019dcc7" officeooo:paragraph-rsid="0019dcc7"/>
    </style:style>
    <style:style style:name="P20" style:family="paragraph" style:parent-style-name="Text_20_body" style:list-style-name="List_20_1">
      <style:text-properties fo:language="es" fo:country="ES" officeooo:rsid="001a9d5e" officeooo:paragraph-rsid="001a9d5e"/>
    </style:style>
    <style:style style:name="P21" style:family="paragraph" style:parent-style-name="Text_20_body" style:list-style-name="List_20_1">
      <style:text-properties fo:language="es" fo:country="ES" officeooo:rsid="001b325a" officeooo:paragraph-rsid="001b325a"/>
    </style:style>
    <style:style style:name="P22" style:family="paragraph" style:parent-style-name="Heading_20_1">
      <style:text-properties fo:language="es" fo:country="ES" officeooo:rsid="0016f674" officeooo:paragraph-rsid="0016f674"/>
    </style:style>
    <style:style style:name="P23" style:family="paragraph" style:parent-style-name="Heading_20_1">
      <style:text-properties fo:language="es" fo:country="ES" officeooo:rsid="001a9d5e" officeooo:paragraph-rsid="001a9d5e"/>
    </style:style>
    <style:style style:name="P24" style:family="paragraph" style:parent-style-name="Heading_20_1">
      <style:text-properties fo:language="es" fo:country="ES" officeooo:rsid="0011ec42" officeooo:paragraph-rsid="0011ec42"/>
    </style:style>
    <style:style style:name="P25" style:family="paragraph" style:parent-style-name="Heading_20_1">
      <style:text-properties fo:language="es" fo:country="ES" officeooo:rsid="0016c22f" officeooo:paragraph-rsid="0016c22f"/>
    </style:style>
    <style:style style:name="T1" style:family="text">
      <style:text-properties officeooo:rsid="001b325a"/>
    </style:style>
    <style:style style:name="T2" style:family="text">
      <style:text-properties fo:font-weight="bold" officeooo:rsid="001b325a" style:font-weight-asian="bold" style:font-weight-complex="bold"/>
    </style:style>
    <style:style style:name="T3" style:family="text">
      <style:text-properties officeooo:rsid="0011ea0f"/>
    </style:style>
    <style:style style:name="T4" style:family="text">
      <style:text-properties officeooo:rsid="001255f0"/>
    </style:style>
    <style:style style:name="T5" style:family="text">
      <style:text-properties officeooo:rsid="001382b5"/>
    </style:style>
    <style:style style:name="T6" style:family="text">
      <style:text-properties officeooo:rsid="0019dcc7"/>
    </style:style>
    <style:style style:name="T7" style:family="text">
      <style:text-properties officeooo:rsid="001a9d5e"/>
    </style:style>
    <style:style style:name="T8" style:family="text">
      <style:text-properties officeooo:rsid="001bde5e"/>
    </style:style>
    <style:style style:name="T9" style:family="text">
      <style:text-properties officeooo:rsid="001ec37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Enrique <text:span text:style-name="T6">Roibás Lago</text:span></text:p>
      <text:p text:style-name="P16"><text:span text:style-name="T8">Fundador y </text:span><text:span text:style-name="T6">Jefe de </text:span><text:span text:style-name="T7">Desarrollo de Negocio</text:span><text:span text:style-name="T6"> Splendeo Innovación</text:span></text:p>
      <text:p text:style-name="P19">Avda.Camino de Santiago, 45</text:p>
      <text:p text:style-name="P19">28050 – Madrid, España</text:p>
      <text:p text:style-name="P18">(+34) 679968442</text:p>
      <text:p text:style-name="P17"><text:span text:style-name="T7">08</text:span><text:span text:style-name="T3">/0</text:span><text:span text:style-name="T7">2</text:span><text:span text:style-name="T3">/197</text:span><text:span text:style-name="T7">5</text:span></text:p>
      <text:p text:style-name="P18">eroibas@splendeo.es</text:p>
      <text:h text:style-name="P22" text:outline-level="1">Perfil</text:h>
      <text:p text:style-name="P1"><text:span text:style-name="T3">Trato con clientes</text:span> / <text:span text:style-name="T7">Gestión interna</text:span></text:p>
      <text:p text:style-name="P2">Fuerte perfil <text:span text:style-name="T1">de gestión</text:span>.</text:p>
      <text:h text:style-name="P23" text:outline-level="1">Formación Académica</text:h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4">Censor Jurado de Cuentas (Madrid)</text:p>
            <text:p text:style-name="P6">Miembro número 21.540 del Registro Oficial de Auditores de Cuentas de España (ROAC)</text:p>
          </table:table-cell>
          <table:table-cell table:style-name="Table2.A1" office:value-type="string">
            <text:p text:style-name="P14">Marzo 2009 </text:p>
          </table:table-cell>
        </table:table-row>
        <table:table-row>
          <table:table-cell table:style-name="Table2.A1" office:value-type="string">
            <text:p text:style-name="P14">MBA en el Instituto de Empresa (Madrid)</text:p>
          </table:table-cell>
          <table:table-cell table:style-name="Table2.A1" office:value-type="string">
            <text:p text:style-name="P14">Octubre 2003 - Octubre 2004</text:p>
          </table:table-cell>
        </table:table-row>
        <table:table-row>
          <table:table-cell table:style-name="Table2.A1" office:value-type="string">
            <text:p text:style-name="P15">Curso Superior de Control de Gestión en Cesma</text:p>
            <text:p text:style-name="P7">Escuela de Negocios (Madrid)</text:p>
          </table:table-cell>
          <table:table-cell table:style-name="Table2.A1" office:value-type="string">
            <text:p text:style-name="P14">Enero 2001 – Julio 2001 </text:p>
          </table:table-cell>
        </table:table-row>
        <table:table-row>
          <table:table-cell table:style-name="Table2.A1" office:value-type="string">
            <text:p text:style-name="P14">Licenciado en Administración y Dirección de Empresas.</text:p>
            <text:p text:style-name="P6">Universidad Antonio de Nebrija (Madrid)</text:p>
          </table:table-cell>
          <table:table-cell table:style-name="Table2.A1" office:value-type="string">
            <text:p text:style-name="P14">Octubre 1992 – Junio 1997</text:p>
          </table:table-cell>
        </table:table-row>
      </table:table>
      <text:p text:style-name="P4"/>
      <text:h text:style-name="P24" text:outline-level="1">Experiencia laboral</text:h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2">Socio y Jefe de Desarrollo de Negocio</text:p>
          </table:table-cell>
          <table:table-cell table:style-name="Table1.A1" office:value-type="string">
            <text:p text:style-name="P9"><text:span text:style-name="T7">Enero</text:span> 2009 - <text:span text:style-name="T7">Actualidad</text:span></text:p>
          </table:table-cell>
          <table:table-cell table:style-name="Table1.A1" office:value-type="string">
            <text:p text:style-name="P11">Splendeo</text:p>
          </table:table-cell>
        </table:table-row>
        <table:table-row>
          <table:table-cell table:style-name="Table1.A1" table:number-columns-spanned="3" office:value-type="string">
            <text:p text:style-name="P5">Responsable del desarrollo de los procesos contables y de control de gestión, así como participar tanto en la captación de clientes como en el análisis de nuevas oportunidades de negocio.</text:p>
          </table:table-cell>
          <table:covered-table-cell/>
          <table:covered-table-cell/>
        </table:table-row>
        <table:table-row table:style-name="Table1.3">
          <table:table-cell table:style-name="Table1.A3" office:value-type="string">
            <text:p text:style-name="P12">Gerente de Auditoría</text:p>
          </table:table-cell>
          <table:table-cell table:style-name="Table1.A3" office:value-type="string">
            <text:p text:style-name="P9"><text:span text:style-name="T4">Julio</text:span> 2007 – <text:span text:style-name="T7">Actualida</text:span><text:span text:style-name="T9">d</text:span></text:p>
          </table:table-cell>
          <table:table-cell table:style-name="Table1.A3" office:value-type="string">
            <text:p text:style-name="P13"><text:span text:style-name="T9">Auditoría Internacional</text:span></text:p>
          </table:table-cell>
        </table:table-row>
        <table:table-row>
          <table:table-cell table:style-name="Table1.A1" table:number-columns-spanned="3" office:value-type="string">
            <text:list xml:id="list1981358552" text:style-name="List_20_1">
              <text:list-item>
                <text:p text:style-name="P20">Responsable directo de las auditorías, estableciendo objetivos, planes de trabajo, distribución y asignación de tareas, manteniendo relación directa con los clientes.</text:p>
              </text:list-item>
              <text:list-item>
                <text:p text:style-name="P20">Desarrollo de un proyecto de revisión de procesos de control interno diseñando los nuevos procedimientos de control.</text:p>
              </text:list-item>
            </text:list>
          </table:table-cell>
          <table:covered-table-cell/>
          <table:covered-table-cell/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12">Controller de Gestión</text:p>
          </table:table-cell>
          <table:table-cell table:style-name="Table3.A1" office:value-type="string">
            <text:p text:style-name="P10"><text:span text:style-name="T7">Junio</text:span> 200<text:span text:style-name="T7">0</text:span> – <text:span text:style-name="T7">Septiembre</text:span> 200<text:span text:style-name="T7">3</text:span></text:p>
          </table:table-cell>
          <table:table-cell table:style-name="Table3.A1" office:value-type="string">
            <text:p text:style-name="P13">Alimentación y bebidas, <text:span text:style-name="T9">Nacioanl</text:span></text:p>
          </table:table-cell>
        </table:table-row>
        <table:table-row>
          <table:table-cell table:style-name="Table3.A1" table:number-columns-spanned="3" office:value-type="string">
            <text:list xml:id="list119582417" text:continue-numbering="true" text:style-name="List_20_1">
              <text:list-item>
                <text:p text:style-name="P21">Desarrollo del sistema de Control de Gestión del Grupo.</text:p>
              </text:list-item>
              <text:list-item>
                <text:p text:style-name="P21">Diseño y preparación de los informes económicos y de control de gestión para su reporte a la dirección, realizando los controles precisos para garantizar la máxima fiabilidad en la información contable.</text:p>
              </text:list-item>
              <text:list-item>
                <text:p text:style-name="P21">Elaboración de los presupuestos, analizando los resultados y seguimiento de las desviaciones.</text:p>
              </text:list-item>
              <text:list-item>
                <text:p text:style-name="P21">Definición, implantación y supervisión del cumplimiento de procedimientos administrativos.</text:p>
              </text:list-item>
              <text:list-item>
                <text:p text:style-name="P21">Cálculo de costes y seguimiento de los mismos.</text:p>
              </text:list-item>
            </text:list>
          </table:table-cell>
          <table:covered-table-cell/>
          <table:covered-table-cell/>
        </table:table-row>
      </table:table>
      <text:h text:style-name="P25" text:outline-level="1">Idiomas</text:h>
      <text:p text:style-name="P3"><text:span text:style-name="T2">Inglés</text:span><text:span text:style-name="T1">: Nivel Alto. He realizado varios cursos en Estados Unidos e Irlanda.</text:span></text:p>
      <text:p text:style-name="P3"><text:span text:style-name="T2">Francés</text:span><text:span text:style-name="T1">: Básico</text:span><text:span text:style-name="T5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Book Antiqua" svg:font-family="'Book Antiqua'" style:font-adornments="Normal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adornments="Negrit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s" fo:country="E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background-color="transparent" fo:keep-with-next="always">
        <style:background-image/>
      </style:paragraph-properties>
      <style:text-properties fo:color="#000080" style:font-name="Trebuchet MS" fo:font-size="20pt" fo:font-weight="bold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  <style:text-properties style:font-name="Book Antiqua" fo:font-size="9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0783in" fo:margin-bottom="0.0783in" style:page-number="auto" fo:background-color="#e6e6e6" fo:padding="0in" fo:border="none" style:shadow="none">
        <style:background-image/>
      </style:paragraph-properties>
      <style:text-properties fo:color="#000080" fo:font-size="14pt" fo:font-weight="normal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Contact_20_Info" style:display-name="Contact Info" style:family="paragraph" style:parent-style-name="Text_20_body" style:class="text">
      <style:paragraph-properties fo:margin-top="0in" fo:margin-bottom="0in"/>
      <style:text-properties fo:font-size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transparent" text:number-lines="false" text:line-number="0">
        <style:background-image/>
      </style:paragraph-properties>
      <style:text-properties fo:color="#000080" style:font-name="Trebuchet MS" fo:font-size="10pt"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  <style:text-properties fo:font-size="8pt" fo:font-weight="bold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officeooo:rsid="001b325a"/>
    </style:style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Footer">Enrique <text:span text:style-name="MT1">Roibás Lago</text:span><text:tab/><text:tab/><text:page-number text:select-page="current">1</text:page-number>/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Enrique Garcia Cota</meta:initial-creator>
    <meta:creation-date>2009-05-20T13:41:21.90</meta:creation-date>
    <dc:date>2010-11-29T18:19:28</dc:date>
    <dc:creator>Enrique Cota</dc:creator>
    <meta:editing-duration>PT18H56M57S</meta:editing-duration>
    <meta:editing-cycles>26</meta:editing-cycles>
    <meta:generator>OpenOffice.org/3.2$Linux OpenOffice.org_project/320m19$Build-9505</meta:generator>
    <meta:printed-by>Enrique Garcia Cota</meta:printed-by>
    <meta:print-date>2009-05-20T21:25:18.70</meta:print-date>
    <meta:document-statistic meta:table-count="3" meta:image-count="0" meta:object-count="0" meta:page-count="1" meta:paragraph-count="44" meta:word-count="301" meta:character-count="1983"/>
  </office:meta>
</office:document-meta>
</file>